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टॅंकरवाल्यांक ना धरबांद गोंयभरच्या वॉटर टॅंकरांचें ट्रान्स्पोर्ट डिपोर्टमेन्ट करतलो सेफ्टीऑडिट उदका पुरवणे उपरांत लोकांकडच्यान सय घेवपाची सिस्टम प्रुडंटाचे ऑपा वॉट टॅंकर एक्स्पोजेचो इम्पॅक्ट.</text:p>
      <text:p>कळसाभंडुरा प्रकल्पाक केंद्राची परवानगी ना प्रॉजॅक्ट जाला म्हण्टा ती फट म्हादय बचाव अभियानान कर्नाटकाक सुप्रिम कोर्टांत केलें एक्स्पोज कोर्टान मागलें केंद्र कर्नाटकाकडच्यान एफिडॅव्हिट.</text:p>
      <text:p>एक्टिव्हिस्टांचो कॉंग्रेसीक तेंको रायबंदरा पर्रीकारान कांयच कामां केल्लीं ना लायटउदकाच्यो कटकटी गिरीशाचो रायबंदरा प्रचार पर्रीकार खंय सगळ्यात भ्रष्ट मुख्यमंत्री</text:p>
      <text:p>आयरीशाक जीतो मारता म्हूण दिल्ले धमकेचे केशींत विश्वजीतान हायकोर्टांत भल्लो देड लाख लीगल एड फंड चार्जशीट रद्द केस बंद 10 वर्सां उपरांत आयरिश म्हण्टा हरकत ना.</text:p>
      <text:p>मुरगांवचो आमदार मिलींदाची वास्कोसावन बोरयेशिरोडा चलत साईबाबाचे दर्शनाक वचपाची आंगवण मिलिंदाची कार्यकर्त्यांक घेवन फांतोडेरसावनबोरयेमेरेन 7 वरांची वारी</text:p>
      <text:p>आनी</text:p>
      <text:p>भारतांत फुटसालाक येतले बरे दिस ए.एफ.सी आनी ए.आय.एफ.एफ मेळून तयार करता फुटसाल डॅव्हलापमॅन्टाचो आराखडो.</text:p>
      <text:p>गोंयभरच्या वॉटर टॅंकरांचें आतां ट्रान्स्पोर्ट डिपोर्टमेन्ट सेफ्टी ऑडिट करतलो.ते पिवपाचें उदकाक सेफ आसात काय ना आनी ट्रिपी कॉंत्रादाप्रमाण लोकांमेरेन पावतात काय ना ताचीय खातरजमा जातली.एखाद्या सुवातीर उदका पुरवण केली काय टॅंकरवाल्यान थंयचे लोकांची सय घेवपाची आसता आनी डिपार्टमॅन्टाक ट्रिपींचो रिपोर्ट दिवपाचो आसता.मात टॅंकरवाल्यांकधरबांद ना म्हूण प्रुडंटान ओपाची टॅंकर वॉटर सप्लाय एक्स्पोजे केल्लो. एक्स्पोजेचो इम्पॅक्ट.</text:p>
      <text:p>कळसाभंडुरा प्रकल्पाचे काम कर्नाटकान केंद्राची परवानगी नासतना सुरु केलां ही गजाल म्हादय बचाव अभियानान सुप्रिम कोर्टांत एक्पोज केल्या.कळसा बंडुरा प्रकल्पाचे काम जवळ जवळ पुराय जायत आयलां म्हूण कर्नाटकान कोर्टाक सांगलां.मात काम जाल्लें ना आनी तें नेटान चल्लां म्हूण अभियानान कोर्टाक क्लियर केलें.कर्नाटकान असो अर्ज केला आनी केंद्रान तांकां परवानगी दिल्या जाल्यार दोगांनीय ती कोर्टाक एफिडॅव्हिटाचेर दाखोवची पडटली.</text:p>
      <text:p>रायबंदराचे एक्टिव्हिस्ट कॉंग्रेसीफाटल्यान. मुख्यमंत्री पर्रीकारान रायबंदरा कांयच कामां केल्लीं ना. रायबंदरा लोकांक लायटउदकाच्यो कटकटी. हिंदुक मसुंडी सारकी ना. आपल्या प्रचाराक लोकांचो बरो प्रदिसात मेळटा म्हूण काँग्रेसीचो उमेदवार गिरीश चोडणकार मिडियाकडेन उलयलो. एक्टिव्हिस्ट आयरीश गिरीश आनी रॉयाक तेंको डिक्लॅर करपाक काँग्रेस हावजांत मिडियामुखार पावलो.</text:p>
      <text:p>घेवया एक ब्रेक</text:p>
      <text:p>भलायकी मंत्री विश्वजीत राणेन एक्टिविस्ट आयरिश रॉड्रीग्साक जीतो मारपाची धमकी दिल्ली म्हण्टा ती केस सॅटल. ताचे आड चार्जशीट रद्द. लीगल एड फंडाक विश्वजीताकडच्यान देड लाख फंड वसूल करून हायकोर्टान केशीक पूर्णविराम दिलो. विश्वजीता फंड डिपॉजिटूय केलो. वर्स 2007त विश्वजितान आयरीशाक जितो मारपाची धमकी दिली म्हूण हें प्रकरण गाजिल्लें. आयरिशाक खंय ही केस क्लोज करपाक हरकत ना.</text:p>
      <text:p>गोंय आनी रत्नागीरी दर्यादेग वाठारांत नुस्तें आनी सागरी जिवावळीचें संवर्धन करुन मत्स्योत्पादन वाडचें तशें तंत्रज्ञानाचे आदाराचेर मत्स्योत्पादनाचेर अन्नप्रक्रियेचे वेगवेगळे प्रयोग आनी उपक्रम चालीक लावपाचे हेतान गोंय आनी रत्नागिरीच्यो 6 मुखेल नुस्तेंकार सोसायटी मत्स्योत्पादक आनी खावडीच्या उत्पादकांची एकठांय कबलात जाल्या. खासगी उद्देगाक बरोबर घेवन हो फिशरीज इम्प्रुव्हमेंट प्रॉजेक्ट.</text:p>
      <text:p>शाळांच्या मॅनेजमॅन्टांनी रिटायर स्टाफाच्या पॅन्शनचो बेगोबेग सॅटलमेंट करुंक जाय. ना जाल्यार काद्यान तांका दंड म्हूण शिक्षण संचालक गजाजन भट उलयला. एडमीशनावेळार भुरग्यांचे आर्धारकार्ड करुन घेयात. तशें सर्कुलरुय हे पयली खंय खात्यान काडलां. इलेक्शनाचोकोड सुरु जावचें पयली रिक्रुटमेंट जाला तांच्योच अपॉयंटमेंट ऑर्डरी खंय रिझल्टा उपरांत दिवपाच्यो.</text:p>
      <text:p>घेवया एक ब्रेक</text:p>
      <text:p>कोंबा रिंग रोडावेल्या 15 फामिलींक चवथी उपरांत हालोवचे तांचें हावसींग बोर्डांत पुनर्वसन जावंक जाय म्हूण टिसीपी मंत्री विजय उलयला. थंयचे फामीलींची फातोड्डेच्या आमदारासयत मडगांव कलॅक्टरेटांत बसका जाली. रस्त्याचे काम जावंक जाय म्हूण पंदरशीभीतर तांकां हालोवपाचो कोर्टान आदेश दिला. मात चवथ आनी फामिलींचो विचार करून कांय बदलांखातीर कोर्टाक विनवणी करपाचो विजयाचो विचार.</text:p>
      <text:p>मुरगांव वास्को कुठ्ठाळे दाबोळी आनी आगशीक उदकाची पुरवण करपी वेर्णाचे वॉटर रिजरवॉयराचेर नजर घालपाक कोण ना. रिजरवॉयराचे एअर वॅन्ट कळमेल्यात रिजरवॉयर वयर तसोच उक्तो दवरिल्ल्यान उदकांत किदें पडटा ताचो नेम ना. टाकी दोन तीन वर्सांत नितळ करप आसता मात थंय टाकी नितळ केल्ल्याची तारीख माल्ल्या 2012. खासा रिपोर्ट.</text:p>
      <text:p>घेवया एक ब्रेक</text:p>
      <text:p>बार्देस पेडणेंच्या गोवा कूळ मुंडकार संघर्श समितीन पणजे येवन नवें कूळ मुंडकार दुरुस्ती विधेयक जाळपाचो लान केलो खरो मात इलॅक्शन कोडांत परमिशन सारकें नाशिल्ल्यान प्लान फिसकटलो. आशिल्ले सात आठ जाणूच. करंजाळे निदर्शनां करता म्हूण सांगून म्हापालिका पोलीस कलॅक्टराचें परमिशन घेतलें. इलॅक्शन कमिशनाक सांगलेंच ना. निदर्शनां केलीं पणजे. बीजेपीवाल्यांचे कंप्लेनीचेर पुलिसांनी तांकां बिडकी कवळूंक लायली.</text:p>
      <text:p>गोंयात सायबर क्रायम वाडाटा. वेबसायटींचेर सॅक्स टुरिजमाचें प्रोमोशन चल्लां म्हूण गोवा वुमन्स फोरमान तिडक उक्तायली. शिंदळकेखातीर चलयां आनी बायलांची पुरवण करपी वॅबसाटीं चलतात. असले प्रकार बंद जावंक जाय म्हूण गोवा वूमन्स फोरम मागता. फोरमान मडगावां जागृती रॅली काडली.</text:p>
      <text:p>दाबोळे केशव स्मृतीच्या अकरावेच्या भुरग्यांक हायर सेकंडरीचे तीन मजली बिल्डिंगेचे तेर्रासाचेर चडोवन टायल्स नितळ करूंक लायिल्ले प्रकरणाची शिक्षण खात्यान दखल घेतल्या. शिक्षण संचालकान एडीईआय कडच्यान रिपोर्ट मागला. रिपोर्ट आयलो काय हायर सेकंडरीच्या प्रिन्सिपलाक नोटीस वतली म्हूण शिक्षण संचालक गजानन भट प्रुडंटाकडेन उलयलो. सिटिझन जर्नलिस्टाचे व्हिडिओवेल्यान प्रुडंटान हो प्रकार एक्स्पोज केल्लो.</text:p>
      <text:p>घेवया एक ब्रेक</text:p>
      <text:p>ऑल इंडिया फुटबॉल फॅडरेशन आतां फुटसाल डेव्हलाप करपाचेर लक्ष घालतलें. ह्या कामांत आतां तांकां एशीयन फुटबॉल कन्फॅडरेशन आदार करतलें. इन्फ्रास्ट्रक्चर कशें आसा कांय पळोवंक सद्या एएफसी आनी एआयएफएफाचें शिश्टमंडळ देशभर भोंवतले. गोंयात ब्रेस्तारा इन्स्पेक्शन जालें. गोंयच्यो साधन सुविदा तांकां मानवल्यात.</text:p>
      <text:p>मुरगांवचो बीजेपी आमदार मिलींद नायकान आंगवण पुराय केली वास्को ते बोरये 28 किलोमिटर तो साई बाबाचें दर्शनाक चलत गेलो. बरोबर धायेक कार्यकर्त्यांचीय वारी मिलींदान सगल्यांक बरोबर घेवन फांतोडेर पाचंक वास्कोसावन बोरयेची वाट धल्ली. इलॅक्शनाकडेन मिलिंद जिकल्यार बोरये वारीची साईबाबाक ताचे कार्य़कर्त्यान आंगवण केल्ली. मिलिंद 143 मतांनी जिकलो</text:p>
      <text:p>स्वतंत्रताय दीस तेंकलो आयकपाक येना उलोवंक कळना अश्या दिव्यांग लोकांखातीर आता सायन लॅग्वेजीन राष्ट्रगीत लाँच जालां. ब्रदरहुड न्यु दिल्ली आनी डिसॅबीलीटी रायट्स असोसिएशन ऑफ गोवा कला अकादमीक बरोबर घेवन सायन लॅग्वीजींतलो नॅशनल एन्थम व्हिडियो लाँच केलो. अमिताभ बच्चनाक घेवन हें खास राष्ट्रगीत के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